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100000223DB05EB5B45BD52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6736in" svg:height="3.7984in" draw:z-index="0"><draw:image xlink:href="Pictures/10000000000002A100000223DB05EB5B45BD523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38:55.865222259</meta:creation-date>
    <dc:date>2019-05-10T13:39:14.739309685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